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BB00000093228124FDC23811FE.png" manifest:media-type="image/png"/>
  <manifest:file-entry manifest:full-path="Pictures/10000201000002760000010164F7FFEB7EC70E0F.png" manifest:media-type="image/png"/>
  <manifest:file-entry manifest:full-path="Pictures/100002010000026F000000448C6A9F219AC47544.png" manifest:media-type="image/png"/>
  <manifest:file-entry manifest:full-path="Pictures/10000201000002360000002E9404ED36C72418F2.png" manifest:media-type="image/png"/>
  <manifest:file-entry manifest:full-path="Pictures/100002010000027600000032A2D99229D12C0096.png" manifest:media-type="image/png"/>
  <manifest:file-entry manifest:full-path="Pictures/1000020100000229000000B20DC7EFCE3AD385D7.png" manifest:media-type="image/png"/>
  <manifest:file-entry manifest:full-path="Pictures/10000201000003A20000009E99074F33270AB8B2.png" manifest:media-type="image/png"/>
  <manifest:file-entry manifest:full-path="Pictures/1000020100000241000001722CFD1EDEFFD88149.png" manifest:media-type="image/png"/>
  <manifest:file-entry manifest:full-path="Pictures/100002010000028700000105EBE5957C5E7541C6.png" manifest:media-type="image/png"/>
  <manifest:file-entry manifest:full-path="Pictures/10000201000004700000015413853C2635232957.png" manifest:media-type="image/png"/>
  <manifest:file-entry manifest:full-path="Pictures/10000201000004350000006875829D9EA62DF3D4.png" manifest:media-type="image/png"/>
  <manifest:file-entry manifest:full-path="Pictures/10000201000003D90000015DBA46D3778A00C11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63cm" svg:height="4.709cm" svg:x="1.57cm" svg:y="1.7cm">
          <draw:image xlink:href="Pictures/1000020100000229000000B20DC7EFCE3AD385D7.png" xlink:type="simple" xlink:show="embed" xlink:actuate="onLoad" loext:mime-type="image/png">
            <text:p/>
          </draw:image>
        </draw:frame>
        <draw:frame draw:style-name="gr1" draw:text-style-name="P1" draw:layer="layout" svg:width="16.668cm" svg:height="1.322cm" svg:x="1.632cm" svg:y="6.978cm">
          <draw:image xlink:href="Pictures/100002010000027600000032A2D99229D12C0096.png" xlink:type="simple" xlink:show="embed" xlink:actuate="onLoad" loext:mime-type="image/png">
            <text:p/>
          </draw:image>
        </draw:frame>
        <draw:frame draw:style-name="gr1" draw:text-style-name="P1" draw:layer="layout" svg:width="14.974cm" svg:height="1.216cm" svg:x="1.8cm" svg:y="8.684cm">
          <draw:image xlink:href="Pictures/10000201000002360000002E9404ED36C72418F2.png" xlink:type="simple" xlink:show="embed" xlink:actuate="onLoad" loext:mime-type="image/png">
            <text:p/>
          </draw:image>
        </draw:frame>
        <draw:frame draw:style-name="gr1" draw:text-style-name="P1" draw:layer="layout" svg:width="16.483cm" svg:height="1.798cm" svg:x="1.8cm" svg:y="10.202cm">
          <draw:image xlink:href="Pictures/100002010000026F000000448C6A9F219AC47544.png" xlink:type="simple" xlink:show="embed" xlink:actuate="onLoad" loext:mime-type="image/png">
            <text:p/>
          </draw:image>
        </draw:frame>
        <draw:frame draw:style-name="gr1" draw:text-style-name="P1" draw:layer="layout" svg:width="16.668cm" svg:height="6.799cm" svg:x="1.752cm" svg:y="12.135cm">
          <draw:image xlink:href="Pictures/10000201000002760000010164F7FFEB7EC70E0F.png" xlink:type="simple" xlink:show="embed" xlink:actuate="onLoad" loext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7.118cm" svg:height="6.905cm" svg:x="2.282cm" svg:y="1.295cm">
          <draw:image xlink:href="Pictures/100002010000028700000105EBE5957C5E7541C6.png" xlink:type="simple" xlink:show="embed" xlink:actuate="onLoad" loext:mime-type="image/png">
            <text:p/>
          </draw:image>
        </draw:frame>
        <draw:frame draw:style-name="gr1" draw:text-style-name="P1" draw:layer="layout" svg:width="19.589cm" svg:height="3.326cm" svg:x="1.2cm" svg:y="8.874cm">
          <draw:image xlink:href="Pictures/10000201000003A20000009E99074F33270AB8B2.png" xlink:type="simple" xlink:show="embed" xlink:actuate="onLoad" loext:mime-type="image/png">
            <text:p/>
          </draw:image>
        </draw:frame>
        <draw:frame draw:style-name="gr1" draw:text-style-name="P1" draw:layer="layout" svg:width="19.589cm" svg:height="5.862cm" svg:x="1cm" svg:y="12.4cm">
          <draw:image xlink:href="Pictures/10000201000004700000015413853C2635232957.png" xlink:type="simple" xlink:show="embed" xlink:actuate="onLoad" loext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5.265cm" svg:height="9.789cm" svg:x="3.7cm" svg:y="2.111cm">
          <draw:image xlink:href="Pictures/1000020100000241000001722CFD1EDEFFD88149.png" xlink:type="simple" xlink:show="embed" xlink:actuate="onLoad" loext:mime-type="image/png">
            <text:p/>
          </draw:image>
        </draw:frame>
        <draw:frame draw:style-name="gr1" draw:text-style-name="P1" draw:layer="layout" svg:width="19.589cm" svg:height="1.89cm" svg:x="2.811cm" svg:y="14.01cm">
          <draw:image xlink:href="Pictures/10000201000004350000006875829D9EA62DF3D4.png" xlink:type="simple" xlink:show="embed" xlink:actuate="onLoad" loext:mime-type="image/png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19.589cm" svg:height="6.94cm" svg:x="1.111cm" svg:y="1.4cm">
          <draw:image xlink:href="Pictures/10000201000003D90000015DBA46D3778A00C115.png" xlink:type="simple" xlink:show="embed" xlink:actuate="onLoad" loext:mime-type="image/png">
            <text:p/>
          </draw:image>
        </draw:frame>
        <draw:frame draw:style-name="gr1" draw:text-style-name="P1" draw:layer="layout" svg:width="18.493cm" svg:height="3.888cm" svg:x="1.107cm" svg:y="9.512cm">
          <draw:image xlink:href="Pictures/10000201000002BB00000093228124FDC23811F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30T13:44:42.775097799</meta:creation-date>
    <dc:date>2019-12-01T13:08:57.426410418</dc:date>
    <meta:editing-duration>PT51M43S</meta:editing-duration>
    <meta:editing-cycles>3</meta:editing-cycles>
    <meta:generator>LibreOffice/6.3.3.2$Linux_X86_64 LibreOffice_project/30$Build-2</meta:generator>
    <meta:document-statistic meta:object-count="12"/>
  </office:meta>
</office:document-meta>
</file>